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" fo:font-weight="bold" officeooo:rsid="0017ab4f" officeooo:paragraph-rsid="0017ab4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" fo:font-weight="bold" officeooo:rsid="0017ab4f" officeooo:paragraph-rsid="0017ab4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ACTIVE DIRECTORY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7:49:33.273676844</meta:creation-date>
    <dc:date>2023-05-17T17:50:26.690311155</dc:date>
    <meta:editing-duration>PT54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7.3.7.2$Linux_X86_64 LibreOffice_project/30$Build-2</meta:generator>
  </office:meta>
</office:document-meta>
</file>